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T1" style:family="text">
      <style:text-properties fo:language="de" fo:country="DE"/>
    </style:style>
    <style:style style:name="T2"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unktionalitäten</text:h>
      <text:h text:style-name="Heading_20_2" text:outline-level="2">Comet</text:h>
      <text:p text:style-name="Text_20_body">Der Kern der Überlegung. Es gibt ein Datenmodel, dass von anderen Rechnern geändert und beobachtet werden kann. Eine besondere Anbindung für Browser an dieses Datenmodel ergäbe dann einen Comet Server. Besonderes Augenmerk kommt der Verbindung, mit dem der Server mit Clients kommuniziert, zu, da es dafür z.Z. noch keine standardisierte Technik gibt. Eine Unterstütztung möglichst vieler Techniken als Fallbacks wäre optimal, um eine sehr hohe Verbreitung zu erzielen.</text:p>
      <text:h text:style-name="Heading_20_2" text:outline-level="2">Proxy / Loadbalancer</text:h>
      <text:p text:style-name="Text_20_body">Da mit einigen Verbindungstechniken, und der single origin policy, asynchrone HTTP Verbindungen nur zur gleichen Seite aufgebaut werden können, ist es nötig, dass der Server auch das Frontend für die Applikation übernimmt. Wenn man schon einen Proxy implementiert hat, kann man auch gleich überlegen, ihn zu einem loadbalancer zu erweitern.</text:p>
      <text:h text:style-name="Heading_20_2" text:outline-level="2">CGI</text:h>
      <text:p text:style-name="Text_20_body">Kleinster gemeinsammer Nenner, um Server-seitig Applikationen laufen zu lassen. Die Bedeutung ist wahrscheinlich nicht besonders groß.</text:p>
      <text:h text:style-name="Heading_20_2" text:outline-level="2">Applicationserver für verschiedene Sprachen</text:h>
      <text:h text:style-name="Heading_20_2" text:outline-level="2">HTTP / HTTPS</text:h>
      <text:list xml:id="list42218632" text:style-name="L1">
        <text:list-item>
          <text:p text:style-name="P1">forwarding</text:p>
        </text:list-item>
        <text:list-item>
          <text:p text:style-name="P1">moved</text:p>
        </text:list-item>
      </text:list>
      <text:p text:style-name="Text_20_body"/>
      <text:h text:style-name="Heading_20_1" text:outline-level="1">Datenmodel</text:h>
      <text:h text:style-name="Heading_20_2" text:outline-level="2">View-Model</text:h>
      <text:p text:style-name="Text_20_body">Es gibt <text:span text:style-name="T1">ein</text:span> baumartiges, <text:span text:style-name="T1">hierarchisches</text:span> Datenmodel, mit Knoten die JSON enthalten. Clients subscriben und unsubscriben sich auf Knoten und ggf. auf ganze Teile der Hierarchie. Server ändern Daten im Datenmodel. </text:p>
      <text:h text:style-name="Heading_20_3" text:outline-level="3">Knoten-Versionen</text:h>
      <text:p text:style-name="Text_20_body">Jeder Knoten enthält eine Version, die mit jeder Änderung inkrementiert wird. Dies erlaubt es, auf dem Client Daten zwischen einem Unsubscriben und wieder Subscriben zwischen zu speichern. Es erlaubt auch zu erkennen, wie alt ein auf dem Client zwischen gespeicherter Knoten ist. Der Server kann für bestimmte, ältere Versionen Updates zur Verfügung stellen.</text:p>
      <text:h text:style-name="Heading_20_3" text:outline-level="3">Knoten-Namen</text:h>
      <text:p text:style-name="Text_20_body">Die Adresse / Name eines Knotens wird als Name/Value Liste beschrieben. Dies entspricht dem Model von Financial-Rumors, damit läßt sich aber auch das Model von Bayeux darstellen.</text:p>
      <text:h text:style-name="Heading_20_3" text:outline-level="3"><text:soft-page-break/>Zugriff auf Knoten</text:h>
      <text:p text:style-name="Text_20_body">Bei Zugriff auf einen Knoten, muss die Zulässigkeit (z.B. Tiere/Insekten/Einzeller/<text:span text:style-name="T2">Auto</text:span>), die Zugriffsberechtigung und die Schreibberechtigung geprüft werden. Wird lesend auf einen Knoten zugegriffen, für den es noch keine Daten gibt, sollte es die Möglichkeit geben, für Knoten oder Teile der Hierarchie einen Callback zu installieren, der die Daten auf Anfrage zur Verfügung stellt.</text:p>
      <text:h text:style-name="Heading_20_2" text:outline-level="2">Event-Model</text:h>
      <text:p text:style-name="Text_20_body">Beim Eventmodel, werden nur geänderte Daten an Clients übermittelt. Ist ein angeforderter Knoten noch nie beschrieben worden, so ist er leer. Das Model läßt sich on top eines View-Models implementieren und diehnt zur Umsetzung von Chats oder Zur Information bestimmter Benutzergruppen.</text:p>
      <text:h text:style-name="Heading_20_2" text:outline-level="2">Transaktionen</text:h>
      <text:p text:style-name="Text_20_body">Ein Transktionsmodel würde es erlauben, im Fehlerfall, komplizierte Änderungen wieder rückgängig zu machen. Wenn Deltas zu älteren Versionen gehalten werden, dann müste es möglich sein, daraus im Rollback-Fall den alten Stand wieder herzustellen.</text:p>
      <text:h text:style-name="Heading_20_1" text:outline-level="1">Sicherheit</text:h>
      <text:h text:style-name="Heading_20_2" text:outline-level="2">DOS</text:h>
      <text:p text:style-name="Text_20_body">Exclude Liste von IPs, die sich nicht benehmen.</text:p>
      <text:p text:style-name="Text_20_body">Alle IOs müssen mit Timeout versehen werden.</text:p>
      <text:p text:style-name="Text_20_body">Alle verwendeten Puffer müssen limitiert sein.</text:p>
      <text:h text:style-name="Heading_20_1" text:outline-level="1">Performanze</text:h>
      <text:p text:style-name="Text_20_body">Ist sehr wichtig, um dem End-Anwender ein gutes Erlebnis zu geben. Bei allen Überlegungen sollte das “subjektive” Empfinden/Erleben vor dem Browser das Mass aller Dinge sein. Defaults sollten so gewählt sein, dass sie performant sind (z.B. Caching im Client).</text:p>
      <text:h text:style-name="Heading_20_2" text:outline-level="2">Messen</text:h>
      <text:p text:style-name="Text_20_body">Neben der “gefühlten” Geschwindigkeit sollte es möglich sein, den Server zu vermessen und für Profiling unter realistische Last zu setzen.</text:p>
      <text:h text:style-name="Heading_20_2" text:outline-level="2">Caching</text:h>
      <text:h text:style-name="Heading_20_3" text:outline-level="3">Server-Seitig</text:h>
      <text:h text:style-name="Heading_20_3" text:outline-level="3">Client-Seitig</text:h>
      <text:h text:style-name="Heading_20_2" text:outline-level="2">Client Prediction</text:h>
      <text:p text:style-name="Text_20_body">In Fällen, in denen sehr häufig vorhersehbar ist, was auf eine Benutzeraktion hin passieren wird, ist es evtl. Denkbar, diese bereits auf dem Client umzusetzen. Tritt das vorhergesehene Ereignis nicht ein, muss festgelegt werden, wie damit umgegangen wird.</text:p>
      <text:h text:style-name="Heading_20_2" text:outline-level="2"><text:soft-page-break/>Make fewer HTTP requests</text:h>
      <text:h text:style-name="Heading_20_2" text:outline-level="2">Put CSS at top</text:h>
      <text:h text:style-name="Heading_20_2" text:outline-level="2">Put JavaScript at bottom</text:h>
      <text:h text:style-name="Heading_20_2" text:outline-level="2">Avoid CSS expressions</text:h>
      <text:h text:style-name="Heading_20_2" text:outline-level="2">Reduce DNS lookups</text:h>
      <text:h text:style-name="Heading_20_2" text:outline-level="2">Minify JavaScript and CSS</text:h>
      <text:h text:style-name="Heading_20_2" text:outline-level="2">Übertragung von Delta's</text:h>
      <text:h text:style-name="Heading_20_2" text:outline-level="2">Unterdrückung von Updates</text:h>
      <text:p text:style-name="Text_20_body">Ist zu erwarten, das es auf bestimmten Knoten sehr hochfrequente Änderungen gibt, sollte die Verbreitung der Änderungen verzögert werden, um damit die Updaterate der Clients geringer zu halten.</text:p>
      <text:h text:style-name="Heading_20_1" text:outline-level="1">Skalierbarkeit</text:h>
      <text:p text:style-name="Text_20_body">Die Verteilbarkeit auf mehrere Server bedingt, dass sich der Datenbaum nach Nutzern (oder anderen Schlüsseln) geeignet partitionieren läßt, um einen Benutzer dann auf einen Server zu lotsen, der die meisten der Anfragen selbst beantworten kann und nicht an andere Server delegieren muss.</text:p>
      <text:h text:style-name="Heading_20_1" text:outline-level="1">Test</text:h>
      <text:h text:style-name="Heading_20_2" text:outline-level="2">Standard Conformance</text:h>
      <text:p text:style-name="Text_20_body">Ein bestehendes Test-Framework würde die Arbeit sehr erleichtern. Vielleicht <text:a xlink:type="simple" xlink:href="http://httpd.apache.org/test/">http://httpd.apache.org/test/</text:a> / http://www.spec.org/</text:p>
      <text:h text:style-name="Heading_20_2" text:outline-level="2">Performance</text:h>
      <text:h text:style-name="Heading_20_2" text:outline-level="2">Safety</text:h>
      <text:h text:style-name="Heading_20_1" text:outline-level="1">Server-Bindings</text:h>
      <text:h text:style-name="Heading_20_2" text:outline-level="2">Generic Adapter</text:h>
      <text:p text:style-name="Text_20_body">Über einen Adapter müssen die Initialen Daten eines Knotens zur Verfügung gestellt werden. Der Adapter kann lesend und schreibend auf Knoten zugreifen. Zusätzlich soll der Adapter auf Meta-Daten, wie angemeldete Benutzer, Statistiken, Subscriptions usw. zugreifen können.</text:p>
      <text:h text:style-name="Heading_20_3" text:outline-level="3"><text:soft-page-break/>json adapter::node_init(node_name)</text:h>
      <text:h text:style-name="Heading_20_3" text:outline-level="3">std::pair&lt;version_t, json&gt; model::read(node_name)</text:h>
      <text:h text:style-name="Heading_20_3" text:outline-level="3">error_t model::update(node_name, version_t, json)</text:h>
      <text:h text:style-name="Heading_20_3" text:outline-level="3">model::event(node_name, json)</text:h>
      <text:h text:style-name="Heading_20_3" text:outline-level="3">error_t model::start_transaction()</text:h>
      <text:h text:style-name="Heading_20_3" text:outline-level="3">error_t model::commit()</text:h>
      <text:h text:style-name="Heading_20_3" text:outline-level="3">error_t model::roleback()</text:h>
      <text:h text:style-name="Heading_20_2" text:outline-level="2">Generic Database Adapter</text:h>
      <text:p text:style-name="Text_20_body">Für den Fall, das Views auf Datenbanken als Knoten verwendet werden, soll ein Database Adapter die Applikation komplett davon frei halten, direkt mit dem Server zu kommunizieren. Die Applikation ändert die Daten in der Datenbank, die Datenbank kommuniziert mit dem Database Adapter und dieser ändert die Knoten im Datenmodel.</text:p>
      <text:p text:style-name="Text_20_body">Optimaler Weise würde man mit einer SQL ähnlichen DSL die Sicht auf die Datenbank beschrieben und der Adapter generiert daraus die Informationen, die Benötigt wird, zu erkennen, welche Knoten sich geändert haben und welche neuen Werte die Knoten haben.</text:p>
      <text:h text:style-name="Heading_20_2" text:outline-level="2">Hibernate Adapter</text:h>
      <text:h text:style-name="Heading_20_2" text:outline-level="2">SQL Adapter</text:h>
      <text:h text:style-name="Heading_20_2" text:outline-level="2">CouchDB Adapter</text:h>
      <text:h text:style-name="Heading_20_2" text:outline-level="2">Language Bindings</text:h>
      <text:p text:style-name="Text_20_body">Verschiedene Language Bindings verbreitern die Aktzeptanz. Mögliche Kandidaten wären:</text:p>
      <text:list xml:id="list42239467" text:style-name="L2">
        <text:list-item>
          <text:p text:style-name="P2">C/C++</text:p>
        </text:list-item>
        <text:list-item>
          <text:p text:style-name="P2">Java/Scala</text:p>
        </text:list-item>
        <text:list-item>
          <text:p text:style-name="P2">C#</text:p>
        </text:list-item>
        <text:list-item>
          <text:p text:style-name="P2">PHP</text:p>
        </text:list-item>
        <text:list-item>
          <text:p text:style-name="P2">Ruby</text:p>
        </text:list-item>
      </text:list>
      <text:h text:style-name="Heading_20_1" text:outline-level="1"><text:soft-page-break/>Konfiguration</text:h>
      <text:h text:style-name="Heading_20_1" text:outline-level="1">Deployment</text:h>
      <text:p text:style-name="Text_20_body">Das Deployment besteht aus dem Ändern, Löschen und Hinzufügen von Adapter und Adapter-Konfigurationen. Dies sollte im Betrieb des Servers möglich sein. </text:p>
      <text:p text:style-name="Text_20_body">Für den Austausch des Servers müste man den TCP Stack so ändern, dass Verbindungszustände auf die Platte geschrieben werden können. </text:p>
      <text:p text:style-name="Text_20_body">Oder aber, man gestaltet das Protokoll zwischen Client und Server so, dass ein kurzzeitiger Serverausfall überspielt wird. Um die Ausfallszeit möglichst klein zu halten, könnte man auch überlegen, den neuen Server bereits im Standby zu starten.</text:p>
      <text:h text:style-name="Heading_20_1" text:outline-level="1">Client-Bindings</text:h>
      <text:h text:style-name="Heading_20_1" text:outline-level="1">Server-Client Verbindung</text:h>
      <text:h text:style-name="Heading_20_1" text:outline-level="1">Analysemöglichkeiten</text:h>
      <text:h text:style-name="Heading_20_2" text:outline-level="2">Statistik</text:h>
      <text:list xml:id="list42226720" text:style-name="L3">
        <text:list-item>
          <text:p text:style-name="P3">Anzahl Benutzer</text:p>
        </text:list-item>
        <text:list-item>
          <text:p text:style-name="P3">Subscriptions</text:p>
        </text:list-item>
        <text:list-item>
          <text:p text:style-name="P3">Trafic</text:p>
        </text:list-item>
        <text:list-item>
          <text:p text:style-name="P3">Cache Hits/Misses</text:p>
        </text:list-item>
        <text:list-item>
          <text:p text:style-name="P3">Ereignisse</text:p>
        </text:list-item>
      </text:list>
      <text:h text:style-name="Heading_20_1" text:outline-level="1">Entwicklungsmodel</text:h>
      <text:h text:style-name="Heading_20_2" text:outline-level="2">IDE</text:h>
      <text:h text:style-name="Heading_20_2" text:outline-level="2">WYSIWYG</text:h>
      <text:p text:style-name="Text_20_body"><text:a xlink:type="simple" xlink:href="http://www.ruhrjug.de/videos/gse.lectures.app/Talk.html#VisualBrowserEditor">http://www.ruhrjug.de/videos/gse.lectures.app/Talk.html#VisualBrowserEditor</text:a></text:p>
      <text:p text:style-name="Text_20_body">Morzil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1-02-02T22:20:50.21</dc:date>
    <dc:creator>Torsten Robitzki</dc:creator>
    <meta:editing-duration>PT61H46M42S</meta:editing-duration>
    <meta:editing-cycles>16</meta:editing-cycles>
    <meta:generator>OpenOffice.org/3.0$Win32 OpenOffice.org_project/300m15$Build-9379</meta:generator>
    <meta:document-statistic meta:table-count="0" meta:image-count="0" meta:object-count="0" meta:page-count="5" meta:paragraph-count="96" meta:word-count="974" meta:character-count="6925"/>
    <meta:user-defined meta:name="Info 1"/>
    <meta:user-defined meta:name="Info 2"/>
    <meta:user-defined meta:name="Info 3"/>
    <meta:user-defined meta:name="Info 4"/>
  </office:meta>
</office:document-meta>
</file>